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5000b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50e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jeslut_20_1" draw:marker-start-width="0.2cm" draw:marker-start-center="false" draw:fill="solid" draw:fill-color="#ffffc0" draw:auto-grow-height="true" draw:auto-grow-width="false" fo:min-height="0.42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ce5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Författare</text:p>
          </table:table-cell>
          <table:table-cell table:style-name="ce1" office:value-type="string">
            <text:p>Beroende av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22.966cm" svg:y="0.023cm" draw:caption-point-x="-1.177cm" draw:caption-point-y="-0.013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26.141cm" svg:y="0.023cm" draw:caption-point-x="-2.481cm" draw:caption-point-y="-0.013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9.316cm" svg:y="0.023cm" draw:caption-point-x="-3.494cm" draw:caption-point-y="-0.013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32.491cm" svg:y="0.023cm" draw:caption-point-x="-4.929cm" draw:caption-point-y="-0.013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office:annotation draw:style-name="gr4" draw:text-style-name="P1" svg:width="3.387cm" svg:height="0.831cm" svg:x="35.666cm" svg:y="0.023cm" draw:caption-point-x="-4.941cm" draw:caption-point-y="-0.013cm">
              <dc:date>1899-12-28T00:00:00</dc:date>
              <text:p text:style-name="P1"><text:span text:style-name="T1">Den tid som ett krav anses motsvara</text:span></text:p>
            </office:annotation>
            <text:p>Points</text:p>
          </table:table-cell>
          <table:table-cell table:style-name="ce1" table:number-columns-repeated="8"/>
          <table:table-cell table:number-columns-repeated="237"/>
        </table:table-row>
        <table:table-row table:style-name="ro2">
          <table:table-cell office:value-type="string">
            <text:p>Uppdatera innehåll startsid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/>
          <table:table-cell office:value-type="string">
            <text:p>Ej påbörjad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SUM([.G2] + ([.H2]*0.5) + ([.I2]*0.25))" office:value-type="float" office:value="4.75">
            <text:p>4,75</text:p>
          </table:table-cell>
          <table:table-cell table:style-name="Default"/>
          <table:table-cell table:number-columns-repeated="245"/>
        </table:table-row>
        <table:table-row table:style-name="ro2">
          <table:table-cell office:value-type="string">
            <text:p>Skapa nytt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/>
          <table:table-cell office:value-type="string">
            <text:p>Ej påbörja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G3] + ([.H3]*0.5) + ([.I3]*0.25))" office:value-type="float" office:value="4.25">
            <text:p>4,25</text:p>
          </table:table-cell>
          <table:table-cell table:number-columns-repeated="246"/>
        </table:table-row>
        <table:table-row table:style-name="ro2">
          <table:table-cell office:value-type="string">
            <text:p>Redigera bef.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/>
          <table:table-cell office:value-type="string">
            <text:p>Ej påbörja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G4] + ([.H4]*0.5) + ([.I4]*0.25))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dministrera bokningslist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/>
          <table:table-cell office:value-type="string">
            <text:p>Ej påbörjad</text:p>
          </table:table-cell>
          <table:table-cell/>
          <table:table-cell table:number-columns-repeated="3" office:value-type="float" office:value="1">
            <text:p>1</text:p>
          </table:table-cell>
          <table:table-cell table:formula="of:=SUM([.G5] + ([.H5]*0.5) + ([.I5]*0.25))" office:value-type="float" office:value="1.75">
            <text:p>1,75</text:p>
          </table:table-cell>
          <table:table-cell table:number-columns-repeated="246"/>
        </table:table-row>
        <table:table-row table:style-name="ro2">
          <table:table-cell office:value-type="string">
            <text:p>Registrera bokning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/>
          <table:table-cell office:value-type="string">
            <text:p>Ej påbörjad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G6] + ([.H6]*0.5) + ([.I6]*0.25))" office:value-type="float" office:value="8.25">
            <text:p>8,25</text:p>
          </table:table-cell>
          <table:table-cell table:number-columns-repeated="246"/>
        </table:table-row>
        <table:table-row table:style-name="ro3">
          <table:table-cell office:value-type="string">
            <text:p>Använda kontaktformulär</text:p>
          </table:table-cell>
          <table:table-cell office:value-type="string">
            <text:p>Besökare + Administratör</text:p>
          </table:table-cell>
          <table:table-cell office:value-type="string">
            <text:p>Marike</text:p>
          </table:table-cell>
          <table:table-cell/>
          <table:table-cell table:style-name="ce6" office:value-type="string">
            <text:p>Påbörja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G7] + ([.H7]*0.5) + ([.I7]*0.25))" office:value-type="float" office:value="3.5">
            <text:p>3,5</text:p>
          </table:table-cell>
          <table:table-cell table:number-columns-repeated="246"/>
        </table:table-row>
        <table:table-row table:style-name="ro2">
          <table:table-cell office:value-type="string">
            <text:p>Responsiv design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/>
          <table:table-cell table:style-name="ce6" office:value-type="string">
            <text:p>Påbörjad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8" table:formula="of:=SUM([.G8] + ([.H8]*0.5) + ([.I8]*0.25))" office:value-type="float" office:value="8.25">
            <text:p>8,25</text:p>
          </table:table-cell>
          <table:table-cell table:number-columns-repeated="246"/>
        </table:table-row>
        <table:table-row table:style-name="ro2">
          <table:table-cell office:value-type="string">
            <text:p>Facebook och twitter</text:p>
          </table:table-cell>
          <table:table-cell office:value-type="string">
            <text:p>Besökare </text:p>
          </table:table-cell>
          <table:table-cell office:value-type="string">
            <text:p>Marike</text:p>
          </table:table-cell>
          <table:table-cell/>
          <table:table-cell office:value-type="string">
            <text:p>Ej påbörja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G9] + ([.H9]*0.5) + ([.I9]*0.25))" office:value-type="float" office:value="2.5">
            <text:p>2,5</text:p>
          </table:table-cell>
          <table:table-cell table:number-columns-repeated="246"/>
        </table:table-row>
        <table:table-row table:style-name="ro2">
          <table:table-cell table:number-columns-repeated="4"/>
          <table:table-cell table:style-name="ce4"/>
          <table:table-cell/>
          <table:table-cell table:number-columns-repeated="3"/>
          <table:table-cell table:style-name="ce2" table:formula="of:=SUM([.G10] + ([.H10]*0.5) + ([.I10]*0.25))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number-columns-repeated="4"/>
          <table:table-cell table:style-name="ce4"/>
          <table:table-cell/>
          <table:table-cell table:number-columns-repeated="3"/>
          <table:table-cell table:formula="of:=SUM([.G11] + ([.H11]*0.5) + ([.I11]*0.25))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number-columns-repeated="4"/>
          <table:table-cell table:style-name="ce4"/>
          <table:table-cell/>
          <table:table-cell table:number-columns-repeated="3"/>
          <table:table-cell table:formula="of:=SUM([.G12] + ([.H12]*0.5) + ([.I12]*0.25))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number-columns-repeated="4"/>
          <table:table-cell table:style-name="ce4"/>
          <table:table-cell/>
          <table:table-cell table:number-columns-repeated="3"/>
          <table:table-cell table:formula="of:=SUM([.G13] + ([.H13]*0.5) + ([.I13]*0.25))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number-columns-repeated="4"/>
          <table:table-cell table:style-name="ce4"/>
          <table:table-cell/>
          <table:table-cell table:number-columns-repeated="3"/>
          <table:table-cell table:formula="of:=SUM([.G14] + ([.H14]*0.5) + ([.I14]*0.25))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number-columns-repeated="4"/>
          <table:table-cell table:style-name="ce4"/>
          <table:table-cell/>
          <table:table-cell table:number-columns-repeated="3"/>
          <table:table-cell table:formula="of:=SUM([.G15] + ([.H15]*0.5) + ([.I15]*0.25))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3" table:number-columns-repeated="6"/>
          <table:table-cell table:number-columns-repeated="3" table:style-name="ce3"/>
          <table:table-cell table:style-name="ce8" table:formula="of:=SUM([.G16] + ([.H16]*0.5) + ([.I16]*0.25))" office:value-type="float" office:value="0">
            <text:p>0</text:p>
          </table:table-cell>
          <table:table-cell table:style-name="ce3"/>
          <table:table-cell table:number-columns-repeated="245"/>
        </table:table-row>
        <table:table-row table:style-name="ro4">
          <table:table-cell table:style-name="Default" table:number-columns-repeated="19"/>
          <table:table-cell table:number-columns-repeated="237"/>
        </table:table-row>
        <table:table-row table:style-name="ro4">
          <table:table-cell table:style-name="Default" table:number-columns-repeated="9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9"/>
          <table:table-cell table:number-columns-repeated="237"/>
        </table:table-row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2014-04-14</text:date>, <text:time>12:23:3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4-04-14T12:23:34</dc:date>
    <meta:editing-duration>P4DT9H39M53S</meta:editing-duration>
    <meta:editing-cycles>30</meta:editing-cycles>
    <meta:document-statistic meta:table-count="1" meta:cell-count="104" meta:object-count="0"/>
    <meta:user-defined meta:name=""/>
  </office:meta>
</office:document-meta>
</file>